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4472C4" fo:font-size="20pt" style:font-size-asian="20pt" style:font-size-complex="20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list-style-name="LFO3" style:family="paragraph"/>
    <style:style style:name="P34" style:parent-style-name="Normal" style:list-style-name="LFO3" style:family="paragraph"/>
    <style:style style:name="P35" style:parent-style-name="Normal" style:list-style-name="LFO3" style:family="paragraph"/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P47" style:parent-style-name="Normal" style:list-style-name="LFO4" style:family="paragraph"/>
    <style:style style:name="P48" style:parent-style-name="Normal" style:list-style-name="LFO4" style:family="paragraph"/>
    <style:style style:name="P49" style:parent-style-name="Normal" style:list-style-name="LFO4" style:family="paragraph"/>
    <style:style style:name="P50" style:parent-style-name="Normal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4" style:family="paragraph"/>
    <style:style style:name="P53" style:parent-style-name="Normal" style:list-style-name="LFO4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P56" style:parent-style-name="Normal" style:list-style-name="LFO4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4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5" style:family="paragraph"/>
    <style:style style:name="P61" style:parent-style-name="Normal" style:list-style-name="LFO5" style:family="paragraph"/>
    <style:style style:name="P62" style:parent-style-name="Normal" style:list-style-name="LFO5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6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6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6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TableColumn73" style:family="table-column">
      <style:table-column-properties style:column-width="0.8895in"/>
    </style:style>
    <style:style style:name="TableColumn74" style:family="table-column">
      <style:table-column-properties style:column-width="2.2604in"/>
    </style:style>
    <style:style style:name="TableColumn75" style:family="table-column">
      <style:table-column-properties style:column-width="3.7409in"/>
    </style:style>
    <style:style style:name="Table72" style:family="table">
      <style:table-properties style:width="6.8909in" fo:margin-left="-0.3993in" table:align="left"/>
    </style:style>
    <style:style style:name="TableRow76" style:family="table-row">
      <style:table-row-properties style:min-row-height="0.2187in"/>
    </style:style>
    <style:style style:name="TableCell7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7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7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80" style:family="table-row">
      <style:table-row-properties style:min-row-height="0.2187in"/>
    </style:style>
    <style:style style:name="TableCell8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8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8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84" style:family="table-row">
      <style:table-row-properties style:min-row-height="0.2187in"/>
    </style:style>
    <style:style style:name="TableCell8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8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8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88" style:family="table-row">
      <style:table-row-properties style:min-row-height="0.2187in"/>
    </style:style>
    <style:style style:name="TableCell8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92" style:family="table-row">
      <style:table-row-properties style:min-row-height="0.2187in"/>
    </style:style>
    <style:style style:name="TableCell9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96" style:family="table-row">
      <style:table-row-properties style:min-row-height="0.2187in"/>
    </style:style>
    <style:style style:name="TableCell9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9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00" style:family="table-row">
      <style:table-row-properties style:min-row-height="0.2187in"/>
    </style:style>
    <style:style style:name="TableCell10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0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0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04" style:family="table-row">
      <style:table-row-properties style:min-row-height="0.2187in"/>
    </style:style>
    <style:style style:name="TableCell10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0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0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08" style:family="table-row">
      <style:table-row-properties style:min-row-height="0.2187in"/>
    </style:style>
    <style:style style:name="TableCell10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12" style:family="table-row">
      <style:table-row-properties style:min-row-height="0.2187in"/>
    </style:style>
    <style:style style:name="TableCell11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4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16" style:family="table-row">
      <style:table-row-properties style:min-row-height="0.2187in"/>
    </style:style>
    <style:style style:name="TableCell11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8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1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20" style:family="table-row">
      <style:table-row-properties style:min-row-height="0.2187in"/>
    </style:style>
    <style:style style:name="TableCell12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22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23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24" style:family="table-row">
      <style:table-row-properties style:min-row-height="0.2187in"/>
    </style:style>
    <style:style style:name="TableCell125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26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27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Row128" style:family="table-row">
      <style:table-row-properties style:min-row-height="0.2187in"/>
    </style:style>
    <style:style style:name="TableCell129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30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  <style:style style:name="TableCell131" style:family="table-cell">
      <style:table-cell-properties fo:border="0.0104in solid #CCCCCC" style:writing-mode="lr-tb" style:vertical-align="bottom" fo:padding-top="0.0208in" fo:padding-left="0.0312in" fo:padding-bottom="0.0208in" fo:padding-right="0.0312in"/>
    </style:style>
  </office:automatic-styles>
  <office:body>
    <office:text text:use-soft-page-breaks="true">
      <text:p text:style-name="P1">Business Requirements Document (BRD)</text:p>
      <text:p text:style-name="Normal"><text:span text:style-name="T2">Project Title:</text:span><text:s/>Ride-Hailing Performance Analysis &amp; Insights Dashboard<text:s/></text:p>
      <text:p text:style-name="Normal"><text:span text:style-name="T3">Date:</text:span><text:s/>3 November 2025<text:s/></text:p>
      <text:p text:style-name="Normal"><text:span text:style-name="T4">Author:</text:span><text:s/>Deewakar Kumar</text:p>
      <text:p text:style-name="Normal"/>
      <text:p text:style-name="P5">1. Executive Summary</text:p>
      <text:p text:style-name="Normal">This document outlines the business requirements, objectives, and scope for the "Ride-Hailing Performance Analysis" project. The project is initiated to address the lack of clear, actionable insights from the raw 100,000-row booking dataset.</text:p>
      <text:p text:style-name="Normal">The primary goal is to transform this raw data through a defined data pipeline (cleaning, processing, analysis) into a comprehensive business intelligence dashboard. This dashboard will empower key stakeholders in Operations, Marketing, and Strategy to make data-driven decisions regarding revenue, customer behavior, operational efficiency, and service quality.</text:p>
      <text:p text:style-name="P6"/>
      <text:p text:style-name="P7">2. Business Problem &amp; Opportunity</text:p>
      <text:p text:style-name="Normal"><text:span text:style-name="T8">Business Problem:</text:span></text:p>
      <text:list text:style-name="LFO1" text:continue-numbering="true">
        <text:list-item>
          <text:p text:style-name="P9">The raw data (Bookings-100000-Rows.xlsx) contains significant missing values (e.g., in V_TAT, Payment_Method) and redundant/unusable columns (e.g., Incomplete_Rides_Reason) that prevent direct analysis.</text:p>
        </text:list-item>
        <text:list-item>
          <text:p text:style-name="P10">There is no clear understanding of key performance indicators (KPIs), such as the true booking success rate or the primary drivers of revenue.</text:p>
        </text:list-item>
        <text:list-item>
          <text:p text:style-name="P11">We cannot identify our most valuable customers; the current view mixes all bookings (successful, canceled) together.</text:p>
        </text:list-item>
        <text:list-item>
          <text:p text:style-name="P12">Operational inefficiencies, such as high driver cancellation rates in specific areas or the impact of long wait times on ratings, are not being measured.</text:p>
        </text:list-item>
      </text:list>
      <text:p text:style-name="Normal"><text:span text:style-name="T13">Opportunity:</text:span><text:s/>By cleaning and analyzing this data, we can:</text:p>
      <text:list text:style-name="LFO2" text:continue-numbering="true">
        <text:list-item>
          <text:p text:style-name="P14"><text:span text:style-name="T15">Increase Revenue:</text:span><text:s/>By identifying and focusing on high-value customers, popular routes, and profitable vehicle types.</text:p>
        </text:list-item>
        <text:list-item>
          <text:p text:style-name="P16"><text:span text:style-name="T17">Improve Operational Efficiency:</text:span><text:s/>By pinpointing the root causes of booking failures (e.g., 'Driver Not Found') and addressing high-cancellation zones.</text:p>
        </text:list-item>
        <text:list-item>
          <text:p text:style-name="P18"><text:span text:style-name="T19">Enhance Customer Satisfaction:</text:span><text:s/>By understanding the impact of wait times (V_TAT) and driver ratings, leading to targeted service improvements.</text:p>
        </text:list-item>
      </text:list>
      <text:p text:style-name="P20"/>
      <text:p text:style-name="P21">3. Project Goals &amp; Objectives</text:p>
      <text:p text:style-name="Normal">The primary goal is to develop a "Single Source of Truth" dashboard that fulfills the following objectives:</text:p>
      <text:list text:style-name="LFO3" text:continue-numbering="true">
        <text:list-item>
          <text:p text:style-name="P22"><text:span text:style-name="T23">Track Business Health:</text:span></text:p>
          <text:list text:continue-numbering="true">
            <text:list-item>
              <text:p text:style-name="P24">Calculate the overall booking success rate (Successful vs. Total).</text:p>
            </text:list-item>
            <text:list-item>
              <text:p text:style-name="P25">Monitor daily revenue trends from successfully completed rides.</text:p>
            </text:list-item>
          </text:list>
        </text:list-item>
        <text:list-item>
          <text:p text:style-name="P26"><text:span text:style-name="T27">Understand Customer Behavior:</text:span></text:p>
          <text:list text:continue-numbering="true">
            <text:list-item>
              <text:p text:style-name="P28">Identify the Top 10 Most Valuable Customers based on total spending (revenue).</text:p>
            </text:list-item>
            <text:list-item>
              <text:p text:style-name="P29">Analyze the distribution of preferred payment methods (e.g., UPI, Cash).</text:p>
            </text:list-item>
          </text:list>
        </text:list-item>
        <text:list-item>
          <text:p text:style-name="P30"><text:span text:style-name="T31">Optimize Operations:</text:span></text:p>
          <text:list text:continue-numbering="true">
            <text:list-item>
              <text:p text:style-name="P32">Determine the top reasons for non-successful bookings ('Canceled by Driver', 'Driver Not Found').</text:p>
            </text:list-item>
            <text:list-item>
              <text:p text:style-name="P33">Identify peak booking hours to manage driver supply.</text:p>
            </text:list-item>
            <text:list-item>
              <text:p text:style-name="P34">Map the most popular pickup locations (high-demand zones).</text:p>
            </text:list-item>
            <text:list-item>
              <text:p text:style-name="P35">Flag top locations with high driver-cancellation rates.</text:p>
            </text:list-item>
          </text:list>
        </text:list-item>
        <text:list-item>
          <text:p text:style-name="P36"><text:span text:style-name="T37">Analyze Fleet &amp; Driver Performance:</text:span></text:p>
          <text:list text:continue-numbering="true">
            <text:list-item>
              <text:p text:style-name="P38">Compare average driver ratings across different vehicle types.</text:p>
            </text:list-item>
            <text:list-item>
              <text:p text:style-name="P39">Analyze the correlation between vehicle wait time (V_TAT) and driver ratings.</text:p>
            </text:list-item>
          </text:list>
        </text:list-item>
      </text:list>
      <text:p text:style-name="P40">4. Project Scope</text:p>
      <text:p text:style-name="Normal"><text:span text:style-name="T41">In-Scope:</text:span></text:p>
      <text:list text:style-name="LFO4" text:continue-numbering="true">
        <text:list-item>
          <text:p text:style-name="P42"><text:span text:style-name="T43">Data Extraction:</text:span><text:s/>Using the Bookings-100000-Rows - Copy.xlsx file (specifically the 'July' sheet) as the single source of raw data.</text:p>
        </text:list-item>
        <text:list-item>
          <text:p text:style-name="P44"><text:span text:style-name="T45">Data Cleaning (Python):</text:span></text:p>
          <text:list text:continue-numbering="true">
            <text:list-item>
              <text:p text:style-name="P46">Dropping un-analytic columns (e.g., Incomplete_Rides_Reason, Canceled_Rides_by_Customer, Canceled_Rides_by_Driver).</text:p>
            </text:list-item>
            <text:list-item>
              <text:p text:style-name="P47">Handling missing values (imputation) for key fields (e.g., using 'median' for Driver_Ratings, V_TAT; 'mode' for Payment_Method).</text:p>
            </text:list-item>
            <text:list-item>
              <text:p text:style-name="P48">Standardizing data formats (e.g., Date and Time columns).</text:p>
            </text:list-item>
            <text:list-item>
              <text:p text:style-name="P49">Exporting the processed data to a cleaned_bookings.csv file.</text:p>
            </text:list-item>
          </text:list>
        </text:list-item>
        <text:list-item>
          <text:p text:style-name="P50"><text:span text:style-name="T51">Data Modeling (SQL):</text:span></text:p>
          <text:list text:continue-numbering="true">
            <text:list-item>
              <text:p text:style-name="P52">Defining and creating a SQL table (ride_bookings) to store the cleaned data.</text:p>
            </text:list-item>
          </text:list>
        </text:list-item>
        <text:list-item>
          <text:p text:style-name="P53"><text:span text:style-name="T54">Data Analysis (SQL):</text:span></text:p>
          <text:list text:continue-numbering="true">
            <text:list-item>
              <text:p text:style-name="P55">Developing and executing SQL queries to address all defined business requirements (see Section 6).</text:p>
            </text:list-item>
          </text:list>
        </text:list-item>
        <text:list-item>
          <text:p text:style-name="P56"><text:span text:style-name="T57">Data Visualization:</text:span></text:p>
          <text:list text:continue-numbering="true">
            <text:list-item>
              <text:p text:style-name="P58">Creating a static analytics dashboard (e.g., in Power BI, Tableau, or Excel) that visually represents the insights from the SQL queries.</text:p>
            </text:list-item>
          </text:list>
        </text:list-item>
      </text:list>
      <text:p text:style-name="Normal"><text:span text:style-name="T59">Out-of-Scope:</text:span></text:p>
      <text:list text:style-name="LFO5" text:continue-numbering="true">
        <text:list-item>
          <text:p text:style-name="P60">Development of a real-time (live) data dashboard.</text:p>
        </text:list-item>
        <text:list-item>
          <text:p text:style-name="P61">Building predictive machine learning models (e.g., for cancellation prediction).</text:p>
        </text:list-item>
        <text:list-item>
          <text:p text:style-name="P62">Any changes to the front-end ride-booking application.</text:p>
        </text:list-item>
      </text:list>
      <text:p text:style-name="P63">5. Stakeholders</text:p>
      <text:list text:style-name="LFO6" text:continue-numbering="true">
        <text:list-item>
          <text:p text:style-name="P64"><text:span text:style-name="T65">Operations Team:</text:span><text:s/>To optimize driver allocation, reduce cancellations, and improve service quality.</text:p>
        </text:list-item>
        <text:list-item>
          <text:p text:style-name="P66"><text:span text:style-name="T67">Marketing Team:</text:span><text:s/>To identify and target high-value customers and high-demand zones.</text:p>
        </text:list-item>
        <text:list-item>
          <text:p text:style-name="P68"><text:span text:style-name="T69">Strategy &amp; Finance Team:</text:span><text:s/>To understand revenue trends, vehicle profitability, and payment behaviors.</text:p>
        </text:list-item>
        <text:list-item>
          <text:p text:style-name="P70"><text:span text:style-name="T71">Executive Leadership:</text:span><text:s/>To monitor high-level business health KPIs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soft-page-break/>
            <text:p text:style-name="Normal">ID</text:p>
          </table:table-cell>
          <table:table-cell table:style-name="TableCell78">
            <text:p text:style-name="Normal">Requirement</text:p>
          </table:table-cell>
          <table:table-cell table:style-name="TableCell79">
            <text:p text:style-name="Normal">Business Question</text:p>
          </table:table-cell>
        </table:table-row>
        <table:table-row table:style-name="TableRow80">
          <table:table-cell table:style-name="TableCell81">
            <text:p text:style-name="Normal">BR-001</text:p>
          </table:table-cell>
          <table:table-cell table:style-name="TableCell82">
            <text:p text:style-name="Normal">Overall Booking Success Rate</text:p>
          </table:table-cell>
          <table:table-cell table:style-name="TableCell83">
            <text:p text:style-name="Normal">What percentage of all bookings are successfully completed?</text:p>
          </table:table-cell>
        </table:table-row>
        <table:table-row table:style-name="TableRow84">
          <table:table-cell table:style-name="TableCell85">
            <text:p text:style-name="Normal">BR-002</text:p>
          </table:table-cell>
          <table:table-cell table:style-name="TableCell86">
            <text:p text:style-name="Normal">Daily Revenue Trend</text:p>
          </table:table-cell>
          <table:table-cell table:style-name="TableCell87">
            <text:p text:style-name="Normal">How much revenue are we making each day from successful rides?</text:p>
          </table:table-cell>
        </table:table-row>
        <table:table-row table:style-name="TableRow88">
          <table:table-cell table:style-name="TableCell89">
            <text:p text:style-name="Normal">BR-003</text:p>
          </table:table-cell>
          <table:table-cell table:style-name="TableCell90">
            <text:p text:style-name="Normal">Failed Booking Reasons</text:p>
          </table:table-cell>
          <table:table-cell table:style-name="TableCell91">
            <text:p text:style-name="Normal">Why are bookings not being completed?</text:p>
          </table:table-cell>
        </table:table-row>
        <table:table-row table:style-name="TableRow92">
          <table:table-cell table:style-name="TableCell93">
            <text:p text:style-name="Normal">BR-004</text:p>
          </table:table-cell>
          <table:table-cell table:style-name="TableCell94">
            <text:p text:style-name="Normal">Top 10 Valuable Customers</text:p>
          </table:table-cell>
          <table:table-cell table:style-name="TableCell95">
            <text:p text:style-name="Normal">Who are our most valuable customers (by total spend)?</text:p>
          </table:table-cell>
        </table:table-row>
        <table:table-row table:style-name="TableRow96">
          <table:table-cell table:style-name="TableCell97">
            <text:p text:style-name="Normal">BR-005</text:p>
          </table:table-cell>
          <table:table-cell table:style-name="TableCell98">
            <text:p text:style-name="Normal">Avg. Driver Rating by Vehicle</text:p>
          </table:table-cell>
          <table:table-cell table:style-name="TableCell99">
            <text:p text:style-name="Normal">Which vehicle categories have the best (or worst) driver ratings?</text:p>
          </table:table-cell>
        </table:table-row>
        <table:table-row table:style-name="TableRow100">
          <table:table-cell table:style-name="TableCell101">
            <text:p text:style-name="Normal">BR-006</text:p>
          </table:table-cell>
          <table:table-cell table:style-name="TableCell102">
            <text:p text:style-name="Normal">Top 10 Popular Pickup Locations</text:p>
          </table:table-cell>
          <table:table-cell table:style-name="TableCell103">
            <text:p text:style-name="Normal">Where is demand highest?</text:p>
          </table:table-cell>
        </table:table-row>
        <table:table-row table:style-name="TableRow104">
          <table:table-cell table:style-name="TableCell105">
            <text:p text:style-name="Normal">BR-007</text:p>
          </table:table-cell>
          <table:table-cell table:style-name="TableCell106">
            <text:p text:style-name="Normal">Top 10 Popular Routes</text:p>
          </table:table-cell>
          <table:table-cell table:style-name="TableCell107">
            <text:p text:style-name="Normal">Which specific routes (A to B) are most common?</text:p>
          </table:table-cell>
        </table:table-row>
        <table:table-row table:style-name="TableRow108">
          <table:table-cell table:style-name="TableCell109">
            <text:p text:style-name="Normal">BR-008</text:p>
          </table:table-cell>
          <table:table-cell table:style-name="TableCell110">
            <text:p text:style-name="Normal">Impact of V_TAT on Ratings</text:p>
          </table:table-cell>
          <table:table-cell table:style-name="TableCell111">
            <text:p text:style-name="Normal">How much does a long wait for the driver affect their rating?</text:p>
          </table:table-cell>
        </table:table-row>
        <table:table-row table:style-name="TableRow112">
          <table:table-cell table:style-name="TableCell113">
            <text:p text:style-name="Normal">BR-009</text:p>
          </table:table-cell>
          <table:table-cell table:style-name="TableCell114">
            <text:p text:style-name="Normal">Payment Method Distribution</text:p>
          </table:table-cell>
          <table:table-cell table:style-name="TableCell115">
            <text:p text:style-name="Normal">How are customers paying? (e.g., Cash vs. UPI)</text:p>
          </table:table-cell>
        </table:table-row>
        <table:table-row table:style-name="TableRow116">
          <table:table-cell table:style-name="TableCell117">
            <text:p text:style-name="Normal">BR-010</text:p>
          </table:table-cell>
          <table:table-cell table:style-name="TableCell118">
            <text:p text:style-name="Normal">Busiest Hours of the Day</text:p>
          </table:table-cell>
          <table:table-cell table:style-name="TableCell119">
            <text:p text:style-name="Normal">When do most bookings occur?</text:p>
          </table:table-cell>
        </table:table-row>
        <table:table-row table:style-name="TableRow120">
          <table:table-cell table:style-name="TableCell121">
            <text:p text:style-name="Normal">BR-011</text:p>
          </table:table-cell>
          <table:table-cell table:style-name="TableCell122">
            <text:p text:style-name="Normal">Avg. Ride Value by Vehicle</text:p>
          </table:table-cell>
          <table:table-cell table:style-name="TableCell123">
            <text:p text:style-name="Normal">Are certain vehicles used for longer or more expensive trips?</text:p>
          </table:table-cell>
        </table:table-row>
        <table:table-row table:style-name="TableRow124">
          <table:table-cell table:style-name="TableCell125">
            <text:p text:style-name="Normal">BR-012</text:p>
          </table:table-cell>
          <table:table-cell table:style-name="TableCell126">
            <text:p text:style-name="Normal">High Driver Cancellation Locations</text:p>
          </table:table-cell>
          <table:table-cell table:style-name="TableCell127">
            <text:p text:style-name="Normal">Are drivers frequently cancelling in certain areas?</text:p>
          </table:table-cell>
        </table:table-row>
        <table:table-row table:style-name="TableRow128">
          <table:table-cell table:style-name="TableCell129">
            <text:p text:style-name="Normal">BR-013</text:p>
          </table:table-cell>
          <table:table-cell table:style-name="TableCell130">
            <text:p text:style-name="Normal">Incomplete Rides Analysis</text:p>
          </table:table-cell>
          <table:table-cell table:style-name="TableCell131">
            <text:p text:style-name="Normal">What are the characteristics of rides marked as 'Incomplete'?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wakar kumar</meta:initial-creator>
    <dc:creator>deewakar kumar</dc:creator>
    <meta:creation-date>2025-11-03T14:31:00Z</meta:creation-date>
    <dc:date>2025-11-03T15:01:00Z</dc:date>
    <meta:template xlink:href="Normal" xlink:type="simple"/>
    <meta:editing-cycles>2</meta:editing-cycles>
    <meta:editing-duration>PT600S</meta:editing-duration>
    <meta:document-statistic meta:page-count="4" meta:paragraph-count="11" meta:word-count="823" meta:character-count="5504" meta:row-count="39" meta:non-whitespace-character-count="4692"/>
  </office:meta>
</office:document-meta>
</file>